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4892d5" officeooo:paragraph-rsid="004892d5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4b7af0" officeooo:paragraph-rsid="004b7af0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23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6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6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7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20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8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9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9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9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8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1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24">o.reference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2"><text:placeholder text:placeholder-type="text">&lt;o.communication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7"><text:placeholder text:placeholder-type="text">&lt;o.notes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24">','.join(o.paid_withholding_ids.mapped('display_name'))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</table:table-row>
        <table:table-row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5">FIRMAS</text:p>
          </table:table-cell>
          <table:table-cell table:style-name="Tabla3.A1" office:value-type="string">
            <text:p text:style-name="P13"><text:s/>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3T18:57:25.674941029</dc:date>
    <meta:editing-duration>PT1H43M42S</meta:editing-duration>
    <meta:editing-cycles>42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4" meta:word-count="66" meta:character-count="751" meta:non-whitespace-character-count="71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